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2606588176353" calcext:value-type="float">
            <text:p>2.32607</text:p>
          </table:table-cell>
          <table:table-cell office:value-type="float" office:value="2.44426300517702" calcext:value-type="float">
            <text:p>2.44426</text:p>
          </table:table-cell>
          <table:table-cell office:value-type="float" office:value="4.34331663326653" calcext:value-type="float">
            <text:p>4.34332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700767050192" calcext:value-type="float">
            <text:p>2.19701</text:p>
          </table:table-cell>
          <table:table-cell office:value-type="float" office:value="2.32283370852093" calcext:value-type="float">
            <text:p>2.32283</text:p>
          </table:table-cell>
          <table:table-cell office:value-type="float" office:value="3.32080665332666" calcext:value-type="float">
            <text:p>3.32081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554568951142" calcext:value-type="float">
            <text:p>2.18555</text:p>
          </table:table-cell>
          <table:table-cell office:value-type="float" office:value="2.31888412956478" calcext:value-type="float">
            <text:p>2.31888</text:p>
          </table:table-cell>
          <table:table-cell office:value-type="float" office:value="3.29150700350175" calcext:value-type="float">
            <text:p>3.29151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681222388931" calcext:value-type="float">
            <text:p>2.18681</text:p>
          </table:table-cell>
          <table:table-cell office:value-type="float" office:value="2.30725389680754" calcext:value-type="float">
            <text:p>2.30725</text:p>
          </table:table-cell>
          <table:table-cell office:value-type="float" office:value="2.81990122530633" calcext:value-type="float">
            <text:p>2.819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59582391832" calcext:value-type="float">
            <text:p>2.30596</text:p>
          </table:table-cell>
          <table:table-cell office:value-type="float" office:value="2.4471734036321" calcext:value-type="float">
            <text:p>2.44717</text:p>
          </table:table-cell>
          <table:table-cell office:value-type="float" office:value="4.43782827014813" calcext:value-type="float">
            <text:p>4.43783</text:p>
          </table:table-cell>
          <table:table-cell office:value-type="float" office:value="9559200" calcext:value-type="float">
            <text:p>9559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554577905812" calcext:value-type="float">
            <text:p>2.30555</text:p>
          </table:table-cell>
          <table:table-cell office:value-type="float" office:value="2.47376158567134" calcext:value-type="float">
            <text:p>2.47376</text:p>
          </table:table-cell>
          <table:table-cell office:value-type="float" office:value="4.27750626252505" calcext:value-type="float">
            <text:p>4.27751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308004084354" calcext:value-type="float">
            <text:p>2.19308</text:p>
          </table:table-cell>
          <table:table-cell office:value-type="float" office:value="2.30495061265316" calcext:value-type="float">
            <text:p>2.30495</text:p>
          </table:table-cell>
          <table:table-cell office:value-type="float" office:value="2.78268692173043" calcext:value-type="float">
            <text:p>2.7826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161443999666" calcext:value-type="float">
            <text:p>2.24161</text:p>
          </table:table-cell>
          <table:table-cell office:value-type="float" office:value="2.302088441331" calcext:value-type="float">
            <text:p>2.30209</text:p>
          </table:table-cell>
          <table:table-cell office:value-type="float" office:value="3.77825619214411" calcext:value-type="float">
            <text:p>3.77826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9797922420286" calcext:value-type="float">
            <text:p>2.29798</text:p>
          </table:table-cell>
          <table:table-cell office:value-type="float" office:value="2.44886120177421" calcext:value-type="float">
            <text:p>2.44886</text:p>
          </table:table-cell>
          <table:table-cell office:value-type="float" office:value="4.41019457695205" calcext:value-type="float">
            <text:p>4.41019</text:p>
          </table:table-cell>
          <table:table-cell office:value-type="float" office:value="9559200" calcext:value-type="float">
            <text:p>9559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770921941456" calcext:value-type="float">
            <text:p>2.24771</text:p>
          </table:table-cell>
          <table:table-cell office:value-type="float" office:value="2.29272370944875" calcext:value-type="float">
            <text:p>2.29272</text:p>
          </table:table-cell>
          <table:table-cell office:value-type="float" office:value="3.80832374280711" calcext:value-type="float">
            <text:p>3.80832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7178541614492" calcext:value-type="float">
            <text:p>2.27179</text:p>
          </table:table-cell>
          <table:table-cell office:value-type="float" office:value="2.29852502295684" calcext:value-type="float">
            <text:p>2.29853</text:p>
          </table:table-cell>
          <table:table-cell office:value-type="float" office:value="4.09377660906587" calcext:value-type="float">
            <text:p>4.09378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100613573754" calcext:value-type="float">
            <text:p>2.27101</text:p>
          </table:table-cell>
          <table:table-cell office:value-type="float" office:value="2.30503693964438" calcext:value-type="float">
            <text:p>2.30504</text:p>
          </table:table-cell>
          <table:table-cell office:value-type="float" office:value="4.02541071875783" calcext:value-type="float">
            <text:p>4.02541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819590314245" calcext:value-type="float">
            <text:p>2.2682</text:p>
          </table:table-cell>
          <table:table-cell office:value-type="float" office:value="2.35039197299325" calcext:value-type="float">
            <text:p>2.35039</text:p>
          </table:table-cell>
          <table:table-cell office:value-type="float" office:value="3.61992123030758" calcext:value-type="float">
            <text:p>3.6199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633168708844" calcext:value-type="float">
            <text:p>2.26633</text:p>
          </table:table-cell>
          <table:table-cell office:value-type="float" office:value="2.35126437859465" calcext:value-type="float">
            <text:p>2.35126</text:p>
          </table:table-cell>
          <table:table-cell office:value-type="float" office:value="3.62334833708427" calcext:value-type="float">
            <text:p>3.6233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5843431814388" calcext:value-type="float">
            <text:p>2.25843</text:p>
          </table:table-cell>
          <table:table-cell office:value-type="float" office:value="2.39784927391087" calcext:value-type="float">
            <text:p>2.39785</text:p>
          </table:table-cell>
          <table:table-cell office:value-type="float" office:value="4.07082999499249" calcext:value-type="float">
            <text:p>4.07083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929287560447" calcext:value-type="float">
            <text:p>2.23929</text:p>
          </table:table-cell>
          <table:table-cell office:value-type="float" office:value="2.25736847590462" calcext:value-type="float">
            <text:p>2.25737</text:p>
          </table:table-cell>
          <table:table-cell office:value-type="float" office:value="3.6854252126063" calcext:value-type="float">
            <text:p>3.68543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39893173093" calcext:value-type="float">
            <text:p>2.25399</text:p>
          </table:table-cell>
          <table:table-cell office:value-type="float" office:value="2.39086588215657" calcext:value-type="float">
            <text:p>2.39087</text:p>
          </table:table-cell>
          <table:table-cell office:value-type="float" office:value="4.12577491236855" calcext:value-type="float">
            <text:p>4.12577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310399466266" calcext:value-type="float">
            <text:p>2.2531</text:p>
          </table:table-cell>
          <table:table-cell office:value-type="float" office:value="2.42188401717955" calcext:value-type="float">
            <text:p>2.42188</text:p>
          </table:table-cell>
          <table:table-cell office:value-type="float" office:value="3.99961220915687" calcext:value-type="float">
            <text:p>3.99961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638423378356" calcext:value-type="float">
            <text:p>2.24638</text:p>
          </table:table-cell>
          <table:table-cell office:value-type="float" office:value="2.25292938135734" calcext:value-type="float">
            <text:p>2.25293</text:p>
          </table:table-cell>
          <table:table-cell office:value-type="float" office:value="3.20552901450725" calcext:value-type="float">
            <text:p>3.20553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064917875604" calcext:value-type="float">
            <text:p>2.24065</text:p>
          </table:table-cell>
          <table:table-cell office:value-type="float" office:value="2.2509536018009" calcext:value-type="float">
            <text:p>2.25095</text:p>
          </table:table-cell>
          <table:table-cell office:value-type="float" office:value="3.15728489244622" calcext:value-type="float">
            <text:p>3.15728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4956310983237" calcext:value-type="float">
            <text:p>2.24956</text:p>
          </table:table-cell>
          <table:table-cell office:value-type="float" office:value="2.41279772329247" calcext:value-type="float">
            <text:p>2.4128</text:p>
          </table:table-cell>
          <table:table-cell office:value-type="float" office:value="4.00321491118339" calcext:value-type="float">
            <text:p>4.00321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002512300892" calcext:value-type="float">
            <text:p>2.24003</text:p>
          </table:table-cell>
          <table:table-cell office:value-type="float" office:value="2.27315861896422" calcext:value-type="float">
            <text:p>2.27316</text:p>
          </table:table-cell>
          <table:table-cell office:value-type="float" office:value="3.15341255941956" calcext:value-type="float">
            <text:p>3.15341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3744361764215" calcext:value-type="float">
            <text:p>2.23744</text:p>
          </table:table-cell>
          <table:table-cell office:value-type="float" office:value="2.23953643488411" calcext:value-type="float">
            <text:p>2.23954</text:p>
          </table:table-cell>
          <table:table-cell office:value-type="float" office:value="3.71228614307154" calcext:value-type="float">
            <text:p>3.71229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371097982829" calcext:value-type="float">
            <text:p>2.23711</text:p>
          </table:table-cell>
          <table:table-cell office:value-type="float" office:value="2.37008189547387" calcext:value-type="float">
            <text:p>2.37008</text:p>
          </table:table-cell>
          <table:table-cell office:value-type="float" office:value="3.9666591647912" calcext:value-type="float">
            <text:p>3.9666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660352588147" calcext:value-type="float">
            <text:p>2.2366</text:p>
          </table:table-cell>
          <table:table-cell office:value-type="float" office:value="2.37041531216137" calcext:value-type="float">
            <text:p>2.37042</text:p>
          </table:table-cell>
          <table:table-cell office:value-type="float" office:value="3.95496624156039" calcext:value-type="float">
            <text:p>3.9549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29530481194" calcext:value-type="float">
            <text:p>2.2343</text:p>
          </table:table-cell>
          <table:table-cell office:value-type="float" office:value="2.26326255107998" calcext:value-type="float">
            <text:p>2.26326</text:p>
          </table:table-cell>
          <table:table-cell office:value-type="float" office:value="3.19679759819865" calcext:value-type="float">
            <text:p>3.1968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3074206349206" calcext:value-type="float">
            <text:p>2.23074</text:p>
          </table:table-cell>
          <table:table-cell office:value-type="float" office:value="2.24242408103592" calcext:value-type="float">
            <text:p>2.24242</text:p>
          </table:table-cell>
          <table:table-cell office:value-type="float" office:value="3.34160526315789" calcext:value-type="float">
            <text:p>3.34161</text:p>
          </table:table-cell>
          <table:table-cell office:value-type="float" office:value="9576000" calcext:value-type="float">
            <text:p>9576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960240536935" calcext:value-type="float">
            <text:p>2.2296</text:p>
          </table:table-cell>
          <table:table-cell office:value-type="float" office:value="2.28461428630982" calcext:value-type="float">
            <text:p>2.28461</text:p>
          </table:table-cell>
          <table:table-cell office:value-type="float" office:value="3.23404702351176" calcext:value-type="float">
            <text:p>3.2340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797897391014" calcext:value-type="float">
            <text:p>2.22798</text:p>
          </table:table-cell>
          <table:table-cell office:value-type="float" office:value="2.18566610402601" calcext:value-type="float">
            <text:p>2.18567</text:p>
          </table:table-cell>
          <table:table-cell office:value-type="float" office:value="3.47087771942986" calcext:value-type="float">
            <text:p>3.47088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2660165706653" calcext:value-type="float">
            <text:p>2.2266</text:p>
          </table:table-cell>
          <table:table-cell office:value-type="float" office:value="2.34704295016278" calcext:value-type="float">
            <text:p>2.34704</text:p>
          </table:table-cell>
          <table:table-cell office:value-type="float" office:value="3.72491610318057" calcext:value-type="float">
            <text:p>3.72492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261006092472" calcext:value-type="float">
            <text:p>2.2261</text:p>
          </table:table-cell>
          <table:table-cell office:value-type="float" office:value="2.30168064596895" calcext:value-type="float">
            <text:p>2.30168</text:p>
          </table:table-cell>
          <table:table-cell office:value-type="float" office:value="3.49309213820731" calcext:value-type="float">
            <text:p>3.49309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529352268936" calcext:value-type="float">
            <text:p>2.22529</text:p>
          </table:table-cell>
          <table:table-cell office:value-type="float" office:value="2.35192849099099" calcext:value-type="float">
            <text:p>2.35193</text:p>
          </table:table-cell>
          <table:table-cell office:value-type="float" office:value="3.67190315315315" calcext:value-type="float">
            <text:p>3.6719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361215538847" calcext:value-type="float">
            <text:p>2.22361</text:p>
          </table:table-cell>
          <table:table-cell office:value-type="float" office:value="2.23474237677527" calcext:value-type="float">
            <text:p>2.23474</text:p>
          </table:table-cell>
          <table:table-cell office:value-type="float" office:value="3.33965037593985" calcext:value-type="float">
            <text:p>3.33965</text:p>
          </table:table-cell>
          <table:table-cell office:value-type="float" office:value="9576000" calcext:value-type="float">
            <text:p>9576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743915145453" calcext:value-type="float">
            <text:p>2.21744</text:p>
          </table:table-cell>
          <table:table-cell office:value-type="float" office:value="2.2100687671918" calcext:value-type="float">
            <text:p>2.21007</text:p>
          </table:table-cell>
          <table:table-cell office:value-type="float" office:value="3.54463865966492" calcext:value-type="float">
            <text:p>3.5446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709740990991" calcext:value-type="float">
            <text:p>2.2171</text:p>
          </table:table-cell>
          <table:table-cell office:value-type="float" office:value="2.36733566900234" calcext:value-type="float">
            <text:p>2.36734</text:p>
          </table:table-cell>
          <table:table-cell office:value-type="float" office:value="3.60550675675676" calcext:value-type="float">
            <text:p>3.60551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61515682349" calcext:value-type="float">
            <text:p>2.21615</text:p>
          </table:table-cell>
          <table:table-cell office:value-type="float" office:value="2.29055586836837" calcext:value-type="float">
            <text:p>2.29056</text:p>
          </table:table-cell>
          <table:table-cell office:value-type="float" office:value="3.49536161161161" calcext:value-type="float">
            <text:p>3.49536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21515653660163" calcext:value-type="float">
            <text:p>2.21516</text:p>
          </table:table-cell>
          <table:table-cell office:value-type="float" office:value="2.28024689428047" calcext:value-type="float">
            <text:p>2.28025</text:p>
          </table:table-cell>
          <table:table-cell office:value-type="float" office:value="3.26834042021011" calcext:value-type="float">
            <text:p>3.26834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487545856261" calcext:value-type="float">
            <text:p>2.21488</text:p>
          </table:table-cell>
          <table:table-cell office:value-type="float" office:value="2.33929006169752" calcext:value-type="float">
            <text:p>2.33929</text:p>
          </table:table-cell>
          <table:table-cell office:value-type="float" office:value="3.59874562281141" calcext:value-type="float">
            <text:p>3.5987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328255338672" calcext:value-type="float">
            <text:p>2.21328</text:p>
          </table:table-cell>
          <table:table-cell office:value-type="float" office:value="2.26833062228896" calcext:value-type="float">
            <text:p>2.26833</text:p>
          </table:table-cell>
          <table:table-cell office:value-type="float" office:value="3.48900775775776" calcext:value-type="float">
            <text:p>3.48901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221711294628" calcext:value-type="float">
            <text:p>2.21222</text:p>
          </table:table-cell>
          <table:table-cell office:value-type="float" office:value="2.27601768435102" calcext:value-type="float">
            <text:p>2.27602</text:p>
          </table:table-cell>
          <table:table-cell office:value-type="float" office:value="3.56041291291291" calcext:value-type="float">
            <text:p>3.56041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1135473986994" calcext:value-type="float">
            <text:p>2.21135</text:p>
          </table:table-cell>
          <table:table-cell office:value-type="float" office:value="2.3516308154077" calcext:value-type="float">
            <text:p>2.35163</text:p>
          </table:table-cell>
          <table:table-cell office:value-type="float" office:value="3.66443971985993" calcext:value-type="float">
            <text:p>3.66444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0803426830286" calcext:value-type="float">
            <text:p>2.20803</text:p>
          </table:table-cell>
          <table:table-cell office:value-type="float" office:value="2.33686357375407" calcext:value-type="float">
            <text:p>2.33686</text:p>
          </table:table-cell>
          <table:table-cell office:value-type="float" office:value="3.70292386676684" calcext:value-type="float">
            <text:p>3.70292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0389430691006" calcext:value-type="float">
            <text:p>2.20389</text:p>
          </table:table-cell>
          <table:table-cell office:value-type="float" office:value="2.37206999666583" calcext:value-type="float">
            <text:p>2.37207</text:p>
          </table:table-cell>
          <table:table-cell office:value-type="float" office:value="3.37539634908727" calcext:value-type="float">
            <text:p>3.375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4104244811203" calcext:value-type="float">
            <text:p>2.14104</text:p>
          </table:table-cell>
          <table:table-cell office:value-type="float" office:value="2.20381730849379" calcext:value-type="float">
            <text:p>2.20382</text:p>
          </table:table-cell>
          <table:table-cell office:value-type="float" office:value="2.45540510127532" calcext:value-type="float">
            <text:p>2.4554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006338042844" calcext:value-type="float">
            <text:p>2.20063</text:p>
          </table:table-cell>
          <table:table-cell office:value-type="float" office:value="2.26647005501375" calcext:value-type="float">
            <text:p>2.26647</text:p>
          </table:table-cell>
          <table:table-cell office:value-type="float" office:value="3.54029632408102" calcext:value-type="float">
            <text:p>3.540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019790101819" calcext:value-type="float">
            <text:p>2.2002</text:p>
          </table:table-cell>
          <table:table-cell office:value-type="float" office:value="2.30861730095143" calcext:value-type="float">
            <text:p>2.30862</text:p>
          </table:table-cell>
          <table:table-cell office:value-type="float" office:value="3.49327616424637" calcext:value-type="float">
            <text:p>3.49328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959541968826" calcext:value-type="float">
            <text:p>2.1996</text:p>
          </table:table-cell>
          <table:table-cell office:value-type="float" office:value="2.2390188172043" calcext:value-type="float">
            <text:p>2.23902</text:p>
          </table:table-cell>
          <table:table-cell office:value-type="float" office:value="3.54479494873718" calcext:value-type="float">
            <text:p>3.5447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366514545303" calcext:value-type="float">
            <text:p>2.13665</text:p>
          </table:table-cell>
          <table:table-cell office:value-type="float" office:value="2.19734235642244" calcext:value-type="float">
            <text:p>2.19734</text:p>
          </table:table-cell>
          <table:table-cell office:value-type="float" office:value="2.47948362090523" calcext:value-type="float">
            <text:p>2.47948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287193443443" calcext:value-type="float">
            <text:p>2.19287</text:p>
          </table:table-cell>
          <table:table-cell office:value-type="float" office:value="2.26029008174841" calcext:value-type="float">
            <text:p>2.26029</text:p>
          </table:table-cell>
          <table:table-cell office:value-type="float" office:value="3.51883508508508" calcext:value-type="float">
            <text:p>3.51884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785779778278" calcext:value-type="float">
            <text:p>2.18786</text:p>
          </table:table-cell>
          <table:table-cell office:value-type="float" office:value="2.37707301825456" calcext:value-type="float">
            <text:p>2.37707</text:p>
          </table:table-cell>
          <table:table-cell office:value-type="float" office:value="3.3894336084021" calcext:value-type="float">
            <text:p>3.3894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7476848378761" calcext:value-type="float">
            <text:p>2.17477</text:p>
          </table:table-cell>
          <table:table-cell office:value-type="float" office:value="2.27877979911645" calcext:value-type="float">
            <text:p>2.27878</text:p>
          </table:table-cell>
          <table:table-cell office:value-type="float" office:value="3.07235183795949" calcext:value-type="float">
            <text:p>3.0723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6232433108277" calcext:value-type="float">
            <text:p>2.16232</text:p>
          </table:table-cell>
          <table:table-cell office:value-type="float" office:value="2.23426887971993" calcext:value-type="float">
            <text:p>2.23427</text:p>
          </table:table-cell>
          <table:table-cell office:value-type="float" office:value="3.03826581645411" calcext:value-type="float">
            <text:p>3.0382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6141108193715" calcext:value-type="float">
            <text:p>2.16141</text:p>
          </table:table-cell>
          <table:table-cell office:value-type="float" office:value="2.27027277652747" calcext:value-type="float">
            <text:p>2.27027</text:p>
          </table:table-cell>
          <table:table-cell office:value-type="float" office:value="3.07699049762441" calcext:value-type="float">
            <text:p>3.0769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351056514129" calcext:value-type="float">
            <text:p>2.16351</text:p>
          </table:table-cell>
          <table:table-cell office:value-type="float" office:value="2.15871936734184" calcext:value-type="float">
            <text:p>2.15872</text:p>
          </table:table-cell>
          <table:table-cell office:value-type="float" office:value="2.64375968992248" calcext:value-type="float">
            <text:p>2.6437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047251396182" calcext:value-type="float">
            <text:p>2.17047</text:p>
          </table:table-cell>
          <table:table-cell office:value-type="float" office:value="2.15100348003668" calcext:value-type="float">
            <text:p>2.151</text:p>
          </table:table-cell>
          <table:table-cell office:value-type="float" office:value="2.66808577144286" calcext:value-type="float">
            <text:p>2.6680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848308270677" calcext:value-type="float">
            <text:p>2.14848</text:p>
          </table:table-cell>
          <table:table-cell office:value-type="float" office:value="2.16613084795322" calcext:value-type="float">
            <text:p>2.16613</text:p>
          </table:table-cell>
          <table:table-cell office:value-type="float" office:value="2.51060776942356" calcext:value-type="float">
            <text:p>2.51061</text:p>
          </table:table-cell>
          <table:table-cell office:value-type="float" office:value="9576000" calcext:value-type="float">
            <text:p>9576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4356161957156" calcext:value-type="float">
            <text:p>2.14356</text:p>
          </table:table-cell>
          <table:table-cell office:value-type="float" office:value="2.23039426523298" calcext:value-type="float">
            <text:p>2.23039</text:p>
          </table:table-cell>
          <table:table-cell office:value-type="float" office:value="3.09646286571643" calcext:value-type="float">
            <text:p>3.0964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2817940685046" calcext:value-type="float">
            <text:p>2.12818</text:p>
          </table:table-cell>
          <table:table-cell office:value-type="float" office:value="2.17150699665831" calcext:value-type="float">
            <text:p>2.17151</text:p>
          </table:table-cell>
          <table:table-cell office:value-type="float" office:value="2.50807894736842" calcext:value-type="float">
            <text:p>2.50808</text:p>
          </table:table-cell>
          <table:table-cell office:value-type="float" office:value="9576000" calcext:value-type="float">
            <text:p>9576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9028232866433" calcext:value-type="float">
            <text:p>2.09028</text:p>
          </table:table-cell>
          <table:table-cell office:value-type="float" office:value="2.40828268300817" calcext:value-type="float">
            <text:p>2.40828</text:p>
          </table:table-cell>
          <table:table-cell office:value-type="float" office:value="2.97110430215108" calcext:value-type="float">
            <text:p>2.9711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8739317575454" calcext:value-type="float">
            <text:p>2.08739</text:p>
          </table:table-cell>
          <table:table-cell office:value-type="float" office:value="2.40308779389695" calcext:value-type="float">
            <text:p>2.40309</text:p>
          </table:table-cell>
          <table:table-cell office:value-type="float" office:value="2.99396073036518" calcext:value-type="float">
            <text:p>2.99396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SUM([.A1:.A5])" office:value-type="float" office:value="1" calcext:value-type="float">
            <text:p>1</text:p>
          </table:table-cell>
          <table:table-cell table:formula="of:=SUM([.B1:.B5])" office:value-type="float" office:value="3" calcext:value-type="float">
            <text:p>3</text:p>
          </table:table-cell>
          <table:table-cell table:formula="of:=SUM([.C1:.C5])" office:value-type="float" office:value="1" calcext:value-type="float">
            <text:p>1</text:p>
          </table:table-cell>
          <table:table-cell table:formula="of:=SUM([.D1:.D5])" office:value-type="float" office:value="4" calcext:value-type="float">
            <text:p>4</text:p>
          </table:table-cell>
          <table:table-cell table:formula="of:=SUM([.E1:.E5])" office:value-type="float" office:value="3" calcext:value-type="float">
            <text:p>3</text:p>
          </table:table-cell>
          <table:table-cell table:formula="of:=SUM([.F1:.F5])" office:value-type="float" office:value="1" calcext:value-type="float">
            <text:p>1</text:p>
          </table:table-cell>
          <table:table-cell table:formula="of:=SUM([.G1:.G5])" office:value-type="float" office:value="2" calcext:value-type="float">
            <text:p>2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4" calcext:value-type="float">
            <text:p>4</text:p>
          </table:table-cell>
          <table:table-cell table:formula="of:=SUM([.J1:.J5])" office:value-type="float" office:value="3" calcext:value-type="float">
            <text:p>3</text:p>
          </table:table-cell>
          <table:table-cell table:formula="of:=SUM([.K1:.K5])" office:value-type="float" office:value="1" calcext:value-type="float">
            <text:p>1</text:p>
          </table:table-cell>
          <table:table-cell table:formula="of:=SUM([.L1:.L5])" office:value-type="float" office:value="1" calcext:value-type="float">
            <text:p>1</text:p>
          </table:table-cell>
          <table:table-cell table:formula="of:=SUM([.M1:.M5])" office:value-type="float" office:value="4" calcext:value-type="float">
            <text:p>4</text:p>
          </table:table-cell>
          <table:table-cell table:formula="of:=SUM([.N1:.N5])" office:value-type="float" office:value="3" calcext:value-type="float">
            <text:p>3</text:p>
          </table:table-cell>
          <table:table-cell table:formula="of:=SUM([.O1:.O5])" office:value-type="float" office:value="3" calcext:value-type="float">
            <text:p>3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2" calcext:value-type="float">
            <text:p>2</text:p>
          </table:table-cell>
          <table:table-cell table:formula="of:=SUM([.T1:.T5])" office:value-type="float" office:value="1" calcext:value-type="float">
            <text:p>1</text:p>
          </table:table-cell>
          <table:table-cell table:formula="of:=SUM([.U1:.U5])" office:value-type="float" office:value="3" calcext:value-type="float">
            <text:p>3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0" calcext:value-type="float">
            <text:p>0</text:p>
          </table:table-cell>
          <table:table-cell table:formula="of:=SUM([.X1:.X5])" office:value-type="float" office:value="1" calcext:value-type="float">
            <text:p>1</text:p>
          </table:table-cell>
          <table:table-cell table:formula="of:=SUM([.Y1:.Y5])" office:value-type="float" office:value="2" calcext:value-type="float">
            <text:p>2</text:p>
          </table:table-cell>
          <table:table-cell table:formula="of:=SUM([.Z1:.Z5])" office:value-type="float" office:value="4" calcext:value-type="float">
            <text:p>4</text:p>
          </table:table-cell>
          <table:table-cell table:formula="of:=SUM([.AA1:.AA5])" office:value-type="float" office:value="1" calcext:value-type="float">
            <text:p>1</text:p>
          </table:table-cell>
          <table:table-cell table:formula="of:=SUM([.AB1:.AB5])" office:value-type="float" office:value="3" calcext:value-type="float">
            <text:p>3</text:p>
          </table:table-cell>
          <table:table-cell table:formula="of:=SUM([.AC1:.AC5])" office:value-type="float" office:value="2" calcext:value-type="float">
            <text:p>2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2" calcext:value-type="float">
            <text:p>2</text:p>
          </table:table-cell>
          <table:table-cell table:formula="of:=SUM([.AF1:.AF5])" office:value-type="float" office:value="0" calcext:value-type="float">
            <text:p>0</text:p>
          </table:table-cell>
          <table:table-cell table:formula="of:=SUM([.AG1:.AG5])" office:value-type="float" office:value="3" calcext:value-type="float">
            <text:p>3</text:p>
          </table:table-cell>
          <table:table-cell table:formula="of:=SUM([.AH1:.AH5])" office:value-type="float" office:value="2" calcext:value-type="float">
            <text:p>2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1" calcext:value-type="float">
            <text:p>1</text:p>
          </table:table-cell>
          <table:table-cell table:formula="of:=SUM([.AK1:.AK5])" office:value-type="float" office:value="1" calcext:value-type="float">
            <text:p>1</text:p>
          </table:table-cell>
          <table:table-cell table:formula="of:=SUM([.AL1:.AL5])" office:value-type="float" office:value="1" calcext:value-type="float">
            <text:p>1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2" calcext:value-type="float">
            <text:p>2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0" calcext:value-type="float">
            <text:p>0</text:p>
          </table:table-cell>
          <table:table-cell table:formula="of:=SUM([.AT1:.AT5])" office:value-type="float" office:value="1" calcext:value-type="float">
            <text:p>1</text:p>
          </table:table-cell>
          <table:table-cell table:formula="of:=SUM([.AU1:.AU5])" office:value-type="float" office:value="4" calcext:value-type="float">
            <text:p>4</text:p>
          </table:table-cell>
          <table:table-cell table:formula="of:=SUM([.AV1:.AV5])" office:value-type="float" office:value="4" calcext:value-type="float">
            <text:p>4</text:p>
          </table:table-cell>
          <table:table-cell table:formula="of:=SUM([.AW1:.AW5])" office:value-type="float" office:value="4" calcext:value-type="float">
            <text:p>4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1" calcext:value-type="float">
            <text:p>1</text:p>
          </table:table-cell>
          <table:table-cell table:formula="of:=SUM([.AZ1:.AZ5])" office:value-type="float" office:value="1" calcext:value-type="float">
            <text:p>1</text:p>
          </table:table-cell>
          <table:table-cell table:formula="of:=SUM([.BA1:.BA5])" office:value-type="float" office:value="0" calcext:value-type="float">
            <text:p>0</text:p>
          </table:table-cell>
          <table:table-cell table:formula="of:=SUM([.BB1:.BB5])" office:value-type="float" office:value="0" calcext:value-type="float">
            <text:p>0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4" calcext:value-type="float">
            <text:p>4</text:p>
          </table:table-cell>
          <table:table-cell table:formula="of:=SUM([.BE1:.BE5])" office:value-type="float" office:value="4" calcext:value-type="float">
            <text:p>4</text:p>
          </table:table-cell>
          <table:table-cell table:formula="of:=SUM([.BF1:.BF5])" office:value-type="float" office:value="0" calcext:value-type="float">
            <text:p>0</text:p>
          </table:table-cell>
          <table:table-cell table:formula="of:=SUM([.BG1:.BG5])" office:value-type="float" office:value="2" calcext:value-type="float">
            <text:p>2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5" calcext:value-type="float">
            <text:p>5</text:p>
          </table:table-cell>
          <table:table-cell table:formula="of:=SUM([.BM1:.BM5])" office:value-type="float" office:value="3" calcext:value-type="float">
            <text:p>3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2" calcext:value-type="float">
            <text:p>2</text:p>
          </table:table-cell>
          <table:table-cell table:formula="of:=SUM([.BP1:.BP5])" office:value-type="float" office:value="5" calcext:value-type="float">
            <text:p>5</text:p>
          </table:table-cell>
          <table:table-cell table:formula="of:=SUM([.BQ1:.BQ5])" office:value-type="float" office:value="3" calcext:value-type="float">
            <text:p>3</text:p>
          </table:table-cell>
          <table:table-cell table:formula="of:=SUM([.BR1:.BR5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2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2T10:04:06.779440940</dc:date>
    <meta:document-statistic meta:table-count="1" meta:cell-count="4641" meta:object-count="0"/>
    <meta:generator>LibreOffice/4.2.8.2$Linux_X86_64 LibreOffice_project/420m0$Build-2</meta:generator>
  </office:meta>
</office:document-meta>
</file>